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808cm" table:align="left"/>
    </style:style>
    <style:style style:name="Таблица1.A" style:family="table-column">
      <style:table-column-properties style:column-width="10.758cm"/>
    </style:style>
    <style:style style:name="Таблица1.B" style:family="table-column">
      <style:table-column-properties style:column-width="1.57cm"/>
    </style:style>
    <style:style style:name="Таблица1.C" style:family="table-column">
      <style:table-column-properties style:column-width="6.481cm"/>
    </style:style>
    <style:style style:name="Таблица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.C1" style:family="table-cell">
      <style:table-cell-properties style:vertical-align="middle" fo:padding="0.049cm" fo:border="0.05pt solid #000000"/>
    </style:style>
    <style:style style:name="Таблица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2" style:family="table">
      <style:table-properties style:width="15.501cm" table:align="left"/>
    </style:style>
    <style:style style:name="Таблица2.A" style:family="table-column">
      <style:table-column-properties style:column-width="7.1cm"/>
    </style:style>
    <style:style style:name="Таблица2.B" style:family="table-column">
      <style:table-column-properties style:column-width="2.404cm"/>
    </style:style>
    <style:style style:name="Таблица2.C" style:family="table-column">
      <style:table-column-properties style:column-width="5.997cm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49cm" fo:border="0.05pt solid #000000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3" style:family="table">
      <style:table-properties style:width="18.039cm" table:align="left"/>
    </style:style>
    <style:style style:name="Таблица3.A" style:family="table-column">
      <style:table-column-properties style:column-width="12.956cm"/>
    </style:style>
    <style:style style:name="Таблица3.B" style:family="table-column">
      <style:table-column-properties style:column-width="1.57cm"/>
    </style:style>
    <style:style style:name="Таблица3.C" style:family="table-column">
      <style:table-column-properties style:column-width="3.514cm"/>
    </style:style>
    <style:style style:name="Таблица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3.C1" style:family="table-cell">
      <style:table-cell-properties style:vertical-align="middle" fo:padding="0.049cm" fo:border="0.05pt solid #000000"/>
    </style:style>
    <style:style style:name="Таблица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4" style:family="table">
      <style:table-properties style:width="16.117cm" table:align="left"/>
    </style:style>
    <style:style style:name="Таблица4.A" style:family="table-column">
      <style:table-column-properties style:column-width="3.903cm"/>
    </style:style>
    <style:style style:name="Таблица4.B" style:family="table-column">
      <style:table-column-properties style:column-width="2.094cm"/>
    </style:style>
    <style:style style:name="Таблица4.C" style:family="table-column">
      <style:table-column-properties style:column-width="10.119cm"/>
    </style:style>
    <style:style style:name="Таблица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4.C1" style:family="table-cell">
      <style:table-cell-properties style:vertical-align="middle" fo:padding="0.049cm" fo:border="0.05pt solid #000000"/>
    </style:style>
    <style:style style:name="Таблица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4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5" style:family="table">
      <style:table-properties style:width="18.808cm" table:align="margins"/>
    </style:style>
    <style:style style:name="Таблица5.A" style:family="table-column">
      <style:table-column-properties style:column-width="4.436cm" style:rel-column-width="2500*"/>
    </style:style>
    <style:style style:name="Таблица5.B" style:family="table-column">
      <style:table-column-properties style:column-width="1.997cm" style:rel-column-width="1125*"/>
    </style:style>
    <style:style style:name="Таблица5.C" style:family="table-column">
      <style:table-column-properties style:column-width="12.375cm" style:rel-column-width="6975*"/>
    </style:style>
    <style:style style:name="Таблица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5.C1" style:family="table-cell">
      <style:table-cell-properties style:vertical-align="middle" fo:padding="0.049cm" fo:border="0.05pt solid #000000"/>
    </style:style>
    <style:style style:name="Таблица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5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officeooo:paragraph-rsid="0003c07e"/>
    </style:style>
    <style:style style:name="P3" style:family="paragraph" style:parent-style-name="Text_20_body">
      <style:text-properties officeooo:paragraph-rsid="000224d4"/>
    </style:style>
    <style:style style:name="P4" style:family="paragraph" style:parent-style-name="Text_20_body">
      <style:text-properties officeooo:paragraph-rsid="0008d6b4"/>
    </style:style>
    <style:style style:name="P5" style:family="paragraph" style:parent-style-name="Text_20_body">
      <style:text-properties fo:font-size="6pt" style:font-size-asian="5.25pt" style:font-size-complex="6pt"/>
    </style:style>
    <style:style style:name="P6" style:family="paragraph" style:parent-style-name="Text_20_body">
      <style:text-properties fo:font-size="6pt" officeooo:paragraph-rsid="000224d4" style:font-size-asian="5.25pt" style:font-size-complex="6pt"/>
    </style:style>
    <style:style style:name="P7" style:family="paragraph" style:parent-style-name="Text_20_body">
      <style:text-properties fo:font-size="6pt" fo:language="ru" fo:country="RU" officeooo:paragraph-rsid="0003c07e" style:font-size-asian="5.25pt" style:font-size-complex="6pt"/>
    </style:style>
    <style:style style:name="P8" style:family="paragraph" style:parent-style-name="Text_20_body">
      <style:paragraph-properties fo:margin-top="0cm" fo:margin-bottom="0cm" loext:contextual-spacing="false"/>
      <style:text-properties fo:language="ru" fo:country="RU" officeooo:paragraph-rsid="000224d4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0224d4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04dd95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paragraph-rsid="0004dd95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0a7a97"/>
    </style:style>
    <style:style style:name="P13" style:family="paragraph" style:parent-style-name="Text_20_body">
      <style:paragraph-properties fo:margin-top="0cm" fo:margin-bottom="0cm" loext:contextual-spacing="false"/>
      <style:text-properties fo:font-size="6pt" fo:language="ru" fo:country="RU" officeooo:paragraph-rsid="000224d4" style:font-size-asian="5.25pt" style:font-size-complex="6pt"/>
    </style:style>
    <style:style style:name="P14" style:family="paragraph">
      <style:text-properties fo:font-size="6pt" fo:language="ru" fo:country="RU" style:font-size-asian="5.25pt" style:font-size-complex="6pt"/>
    </style:style>
    <style:style style:name="P15" style:family="paragraph" style:parent-style-name="Heading_20_2">
      <style:text-properties fo:language="ru" fo:country="RU"/>
    </style:style>
    <style:style style:name="P16" style:family="paragraph" style:parent-style-name="Table_20_Contents">
      <style:text-properties fo:font-size="14pt" style:font-size-asian="14pt" style:font-size-complex="14pt"/>
    </style:style>
    <style:style style:name="P17" style:family="paragraph" style:parent-style-name="Heading_20_3">
      <style:text-properties fo:language="ru" fo:country="RU"/>
    </style:style>
    <style:style style:name="P18" style:family="paragraph" style:parent-style-name="Heading_20_1" style:master-page-name="">
      <style:paragraph-properties style:page-number="1"/>
      <style:text-properties fo:language="ru" fo:country="RU"/>
    </style:style>
    <style:style style:name="P19" style:family="paragraph" style:parent-style-name="Header">
      <style:paragraph-properties fo:text-align="center" style:justify-single-word="false"/>
    </style:style>
    <style:style style:name="T1" style:family="text">
      <style:text-properties fo:font-style="italic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/>
    </style:style>
    <style:style style:name="T4" style:family="text">
      <style:text-properties fo:language="ru" fo:country="RU" fo:font-style="italic" fo:font-weight="bold" style:font-weight-asian="bold" style:font-weight-complex="bold"/>
    </style:style>
    <style:style style:name="T5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language="ru" fo:country="RU" officeooo:rsid="000224d4"/>
    </style:style>
    <style:style style:name="T10" style:family="text">
      <style:text-properties fo:language="ru" fo:country="RU" officeooo:rsid="0004dd95"/>
    </style:style>
    <style:style style:name="T11" style:family="text">
      <style:text-properties fo:language="ru" fo:country="RU" officeooo:rsid="0005b13d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officeooo:rsid="0008d6b4"/>
    </style:style>
    <style:style style:name="T14" style:family="text">
      <style:text-properties officeooo:rsid="000224d4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h text:style-name="P18" text:outline-level="1">Полный синтаксис DKIM, DMARC и SPF</text:h>
      <text:p text:style-name="P9"><text:a xlink:type="simple" xlink:href="https://habr.com/ru/hub/internetmarketing/" text:style-name="Internet_20_link" text:visited-style-name="Visited_20_Internet_20_Link"><text:span text:style-name="T14">(</text:span></text:a><text:span text:style-name="T14">https://habr.com/ru/post/343128/)</text:span></text:p>
      <text:p text:style-name="P3">Не так давно прописывала записи DKIM, DMARC и SPF для своего домена. Это оказалось сложнее, чем я думала, потому что мне не удалось нигде найти полный синтаксис всех этих записей. Тогда вместе с <text:a xlink:type="simple" xlink:href="https://www.facebook.com/yalynova" text:style-name="Internet_20_link" text:visited-style-name="Visited_20_Internet_20_Link">Яной Лыновой</text:a> мы собрали материал. Фактически, эта статья дополняет несколько статей с Хабра (внизу вы найдете ссылки).</text:p>
      <text:p text:style-name="P3">Для того, чтобы прописать необходимые записи, нам нужен доступ к DNS. DNS расшифровывается как Domain Name System. Обычно доступ к DNS в компании имеют системные администраторы или, на крайний случай, программисты. Для них вы должны написать ТЗ, по которому они смогут добавить записи в DNS.</text:p>
      <text:h text:style-name="P15" text:outline-level="2">Итак, что же такое DKIM?</text:h>
      <text:p text:style-name="P8">DKIM (Domain Keys Identified Mail) — это цифровая подпись, которая подтверждает подлинность отправителя и гарантирует целостность доставленного письма. Подпись добавляется в служебные заголовки письма и незаметна для пользователя. DKIM хранит 2 ключа шифрования — открытый и закрытый. С помощью закрытого ключа формируются заголовки для всей исходящей почты, а открытый ключ как раз добавляется в DNS записи в виде TXT файла.</text:p>
      <text:p text:style-name="P8">Проверка DKIM происходит автоматически на стороне получателя. Если домен в письме не авторизован для отправки сообщений, то письмо может быть помечено подозрительным или помещено в спам, в зависимости от политики получателя.</text:p>
      <text:p text:style-name="P8"><text:bookmark text:name="habracut"/>Записей DKIM может быть несколько — например, если вы пользуетесь одновременно сервисом Mandrill и при этом отправляете письма через Gmail, у вас будет 2 записи DKIM с разными селекторами: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>Название записи</text:p>
          </table:table-cell>
          <table:table-cell table:style-name="Таблица1.A1" office:value-type="string">
            <text:p text:style-name="Table_20_Contents">Формат</text:p>
          </table:table-cell>
          <table:table-cell table:style-name="Таблица1.C1" office:value-type="string">
            <text:p text:style-name="Table_20_Contents">Содержание</text:p>
          </table:table-cell>
        </table:table-row>
        <table:table-row>
          <table:table-cell table:style-name="Таблица1.A2" office:value-type="string">
            <text:p text:style-name="Table_20_Contents">для Mandrill (селектор — mandrill):<text:line-break/>mandrill._domainkey.ваш_домен.<text:line-break/>(в некоторых панелях управления можно указывать без вашего домена,<text:line-break/>зависит исключительно от вашего хостинга)</text:p>
          </table:table-cell>
          <table:table-cell table:style-name="Таблица1.A2" office:value-type="string">
            <text:p text:style-name="Table_20_Contents">TXT</text:p>
          </table:table-cell>
          <table:table-cell table:style-name="Таблица1.C2" office:value-type="string">
            <text:p text:style-name="Table_20_Contents">v=DKIM1; k=rsa;<text:line-break/>p=(сгенерированный публичный ключ)</text:p>
          </table:table-cell>
        </table:table-row>
        <table:table-row>
          <table:table-cell table:style-name="Таблица1.A2" office:value-type="string">
            <text:p text:style-name="Table_20_Contents">для Gmail (селектор — google):<text:line-break/>google._domainkey.ваш_домен.</text:p>
          </table:table-cell>
          <table:table-cell table:style-name="Таблица1.A2" office:value-type="string">
            <text:p text:style-name="Table_20_Contents">TXT</text:p>
          </table:table-cell>
          <table:table-cell table:style-name="Таблица1.C2" office:value-type="string">
            <text:p text:style-name="Table_20_Contents">v=DKIM1; k=rsa;<text:line-break/>p=(сгенерированный публичный ключ)</text:p>
          </table:table-cell>
        </table:table-row>
      </table:table>
      <text:p text:style-name="P5"/>
      <text:h text:style-name="P17" text:outline-level="3">Синтаксис DKIM</text:h>
      <text:p text:style-name="P8">Обязательные элементы:</text:p>
      <text:p text:style-name="P8"><text:span text:style-name="T15">«v»</text:span> — версия DKIM, всегда принимает значение v=DKIM1;</text:p>
      <text:p text:style-name="P8"><text:span text:style-name="T15">«k»</text:span> — тип ключа, всегда k=rsa; </text:p>
      <text:p text:style-name="P8"><text:span text:style-name="T15">«p»</text:span> — публичный ключ, кодированный в base64.</text:p>
      <text:p text:style-name="P8">Необязательные элементы: </text:p>
      <text:p text:style-name="P8"><text:span text:style-name="T15">«t=y»</text:span> — режим тестирования. Нужно только для отслеживания результатов; </text:p>
      <text:p text:style-name="P8"><text:soft-page-break/><text:span text:style-name="T15">«t=s»</text:span> — означает, что запись будет использована только для домена, к которому относится; не рекомендуется, если используются субдомены;</text:p>
      <text:p text:style-name="P8"><text:span text:style-name="T15">«h»</text:span> — предпочитаемый hash-алгоритм, может принимать значения <text:span text:style-name="T1">«h=sha1»</text:span> и <text:span text:style-name="T1">«h=sha256»</text:span>;</text:p>
      <text:p text:style-name="P8"><text:span text:style-name="T15">«s»</text:span> — тип сервиса, использующего DKIM. Принимает значения <text:span text:style-name="T1">«s=email»</text:span> (электронная почта) и <text:span text:style-name="T1">«s=*»</text:span> (все сервисы). По умолчанию <text:span text:style-name="T1">«*»</text:span>;</text:p>
      <text:p text:style-name="P8"><text:span text:style-name="T15">«;»</text:span> — разделитель.</text:p>
      <text:p text:style-name="P1">Помимо этого можно создать необязательную запись, которая подскажет, что делать с неподписанными письмами:</text:p>
      <text:p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6">Название записи</text:p>
          </table:table-cell>
          <table:table-cell table:style-name="Таблица2.A1" office:value-type="string">
            <text:p text:style-name="P16">Формат</text:p>
          </table:table-cell>
          <table:table-cell table:style-name="Таблица2.C1" office:value-type="string">
            <text:p text:style-name="P16">Содержание</text:p>
          </table:table-cell>
        </table:table-row>
        <table:table-row>
          <table:table-cell table:style-name="Таблица2.A2" office:value-type="string">
            <text:p text:style-name="P16">_adsp._domainkey.ваш_домен.</text:p>
          </table:table-cell>
          <table:table-cell table:style-name="Таблица2.A2" office:value-type="string">
            <text:p text:style-name="P16">TXT</text:p>
          </table:table-cell>
          <table:table-cell table:style-name="Таблица2.C2" office:value-type="string">
            <text:p text:style-name="P16">dkim=all</text:p>
          </table:table-cell>
        </table:table-row>
      </table:table>
      <text:p text:style-name="P5"><text:span text:style-name="T2"/></text:p>
      <text:p text:style-name="P4"><text:span text:style-name="T2">где </text:span><text:span text:style-name="T12">«all»</text:span><text:span text:style-name="T2"> — отправка неподписанных сообщений запрещена;</text:span></text:p>
      <text:p text:style-name="P4"><text:span text:style-name="T12">«discardable»</text:span><text:span text:style-name="T2"> — все неподписанные сообщения должны быть заблокированы на стороне получателя;</text:span></text:p>
      <text:p text:style-name="P4"><text:span text:style-name="T12">«unknown»</text:span><text:span text:style-name="T2"> — отправка неподписанных сообщений разрешена (значение по умолчанию).</text:span></text:p>
      <text:p text:style-name="P3"><text:span text:style-name="T2">UPD: adsp в 2013 году </text:span><text:a xlink:type="simple" xlink:href="https://datatracker.ietf.org/doc/status-change-adsp-rfc5617-to-historic/" text:style-name="Internet_20_link" text:visited-style-name="Visited_20_Internet_20_Link">объявлен устаревшим</text:a><text:span text:style-name="T2">.</text:span></text:p>
      <text:p text:style-name="P3"><text:span text:style-name="T2">Обратите внимание, что некоторые хостинги не поддерживают доменные записи длиннее 255, а то и 200 символов. В таком случае нужно разбить строку переводом. Но у некоторых хостингов и это не работает, обратитесь в поддержку вашего хостинга, чтобы узнать это заранее.</text:span></text:p>
      <text:p text:style-name="P3"><text:span text:style-name="T2">Некоторые хостинги проставляют кавычки для всех записей самостоятельно, об этом тоже можно спросить у поддержки или проставить по аналогии с другими TXT-записями домена, если они присутствуют.</text:span></text:p>
      <text:p text:style-name="P3"><text:span text:style-name="T2">Проверить DKIM можно </text:span><text:span text:style-name="T13">(http://dkimcore.org/tools/)</text:span><text:span text:style-name="T2">.</text:span></text:p>
      <text:h text:style-name="P15" text:outline-level="2">SPF</text:h>
      <text:p text:style-name="P8">SPF (Sender Policy Framework) — это подпись, содержащая информацию о серверах, которые могут отправлять почту с вашего домена. Наличие SPF снижает вероятность попадания вашего письма в спам.</text:p>
      <text:p text:style-name="P8">Важно помнить, что SPF запись может быть только одна для одного домена. В рамках одной SPF может быть несколько записей (например, если письма отправляются с нескольких ESP — маловероятно, но все же, чуть позже будет пример). Для поддоменов нужны свои записи.</text:p>
      <text:p text:style-name="P8">Пример записи SPF:</text:p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Table_20_Contents">Название записи</text:p>
          </table:table-cell>
          <table:table-cell table:style-name="Таблица3.A1" office:value-type="string">
            <text:p text:style-name="Table_20_Contents">Формат</text:p>
          </table:table-cell>
          <table:table-cell table:style-name="Таблица3.C1" office:value-type="string">
            <text:p text:style-name="Table_20_Contents">Содержание</text:p>
          </table:table-cell>
        </table:table-row>
        <table:table-row>
          <table:table-cell table:style-name="Таблица3.A2" office:value-type="string">
            <text:p text:style-name="Table_20_Contents">ваш_домен.<text:line-break/>(у некоторых хостингов вместо этого может подставляться @<text:line-break/>или оставаться пустое поле.<text:line-break/>При написании названия «ваш_домен.» оно заменится автоматически)</text:p>
          </table:table-cell>
          <table:table-cell table:style-name="Таблица3.A2" office:value-type="string">
            <text:p text:style-name="Table_20_Contents">TXT</text:p>
          </table:table-cell>
          <table:table-cell table:style-name="Таблица3.C2" office:value-type="string">
            <text:p text:style-name="Table_20_Contents">v=spf1 +a +mx -all</text:p>
          </table:table-cell>
        </table:table-row>
      </table:table>
      <text:p text:style-name="P5"/>
      <text:h text:style-name="P17" text:outline-level="3"><text:soft-page-break/>Синтаксис SPF</text:h>
      <text:p text:style-name="P3"><text:span text:style-name="T8">«v=spf1»</text:span><text:span text:style-name="T2"> — версия SPF, обязательный параметр, всегда spf1, никакие другие версии не работают;</text:span></text:p>
      <text:p text:style-name="P3"><text:span text:style-name="T8">«+»</text:span><text:span text:style-name="T2"> — принимать письма (по умолчанию);</text:span></text:p>
      <text:p text:style-name="P3"><text:span text:style-name="T8">«-»</text:span><text:span text:style-name="T2"> — отклонить;</text:span></text:p>
      <text:p text:style-name="P3"><text:span text:style-name="T8">«~»</text:span><text:span text:style-name="T2"> — «мягкое» отклонение (письмо будет принято, но будет помечено как спам);</text:span></text:p>
      <text:p text:style-name="P3"><text:span text:style-name="T8">«?»</text:span><text:span text:style-name="T2"> — нейтральное отношение;</text:span></text:p>
      <text:p text:style-name="P3"><text:span text:style-name="T8">«mx»</text:span><text:span text:style-name="T2"> — включает в себя все адреса серверов, указанные в MXзаписях домена;</text:span></text:p>
      <text:p text:style-name="P3"><text:span text:style-name="T8">«ip4»</text:span><text:span text:style-name="T2"> — позволяет указать конкретный IP-адрес или сеть адресов;</text:span></text:p>
      <text:p text:style-name="P3"><text:span text:style-name="T8">«a»</text:span><text:span text:style-name="T2"> — IP-адрес в A-записи;</text:span></text:p>
      <text:p text:style-name="P3"><text:span text:style-name="T8">«include»</text:span><text:span text:style-name="T2"> — включает в себя хосты, разрешенные SPF-записью указанного домена;</text:span></text:p>
      <text:p text:style-name="P3"><text:span text:style-name="T8">«all»</text:span><text:span text:style-name="T2"> — все остальные сервера, не перечисленные в SPF-записи;</text:span></text:p>
      <text:p text:style-name="P3"><text:span text:style-name="T8">«ptr»</text:span><text:span text:style-name="T2"> — проверяет PTR-запись IP-адреса отправителя (разрешено отправлять всем IP-адресам, PTR-запись которых направлена на указанный домен) (не рекомендуется к использованию согласно </text:span><text:a xlink:type="simple" xlink:href="https://tools.ietf.org/html/rfc7208" text:style-name="Internet_20_link" text:visited-style-name="Visited_20_Internet_20_Link">RFC 7208</text:a><text:span text:style-name="T2">);</text:span></text:p>
      <text:p text:style-name="P3"><text:span text:style-name="T8">«exists»</text:span><text:span text:style-name="T2"> — выполняется проверка работоспособности доменного имени;</text:span></text:p>
      <text:p text:style-name="P3"><text:span text:style-name="T8">«redirect»</text:span><text:span text:style-name="T2"> — указывает получателю, что нужно проверять SPF запись указанного домена, вместо текущего домена.</text:span></text:p>
      <text:p text:style-name="P3"><text:span text:style-name="T2">Так как запись должна быть всего одна, через include необходимо прописывать все возможные сервера, через которые вы отправляете письма.</text:span></text:p>
      <text:p text:style-name="P3"><text:span text:style-name="T2">Пример записи SPF, если вы пользуетесь одновременно сервисом Mandrill и при этом отправляете письма через Gmail (несколько записей в рамках одной SPF, как я упоминала ранее):</text:span></text:p>
      <text:p text:style-name="P6"><text:span text:style-name="T2"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6">Название записи</text:p>
          </table:table-cell>
          <table:table-cell table:style-name="Таблица4.A1" office:value-type="string">
            <text:p text:style-name="P16">Формат</text:p>
          </table:table-cell>
          <table:table-cell table:style-name="Таблица4.C1" office:value-type="string">
            <text:p text:style-name="P16">Содержание</text:p>
          </table:table-cell>
        </table:table-row>
        <table:table-row>
          <table:table-cell table:style-name="Таблица4.A2" office:value-type="string">
            <text:p text:style-name="P16">ваш_домен.</text:p>
          </table:table-cell>
          <table:table-cell table:style-name="Таблица4.A2" office:value-type="string">
            <text:p text:style-name="P16">TXT</text:p>
          </table:table-cell>
          <table:table-cell table:style-name="Таблица4.C2" office:value-type="string">
            <text:p text:style-name="P16">v=spf1 include:_spf.google.com include:spf.mandrillapp.com -all</text:p>
          </table:table-cell>
        </table:table-row>
      </table:table>
      <text:p text:style-name="P5"><text:span text:style-name="T2"/></text:p>
      <text:p text:style-name="Text_20_body"><text:span text:style-name="T2">Проверить SPF можно </text:span><text:span text:style-name="T9">(https://mxtoolbox.com/spf.aspx)</text:span><text:span text:style-name="T2">.</text:span></text:p>
      <text:h text:style-name="P15" text:outline-level="2">DMARC </text:h>
      <text:p text:style-name="P2">DMARC (Domain-based Message Authentication, Reporting and Conformance) — это подпись, которая позволяет принимающему серверу решить, что делать с письмом. DMARC использует DKIM и SPF. Если отправленное сообщение не прошло проверку DKIM и SPF, то оно не пройдет и DMARC. Если же сообщение успешно прошло хотя бы одну проверку (DKIM или SPF), то и проверку DMARC сообщение пройдет успешно. DMARC добавляется только после того, как настроены записи SPF и DKIM.</text:p>
      <text:p text:style-name="P2">Пример записи DMARC (не имеет значения, какими сервисами для рассылки вы пользуетесь):</text:p>
      <text:p text:style-name="P7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6">Название записи</text:p>
          </table:table-cell>
          <table:table-cell table:style-name="Таблица5.A1" office:value-type="string">
            <text:p text:style-name="P16">Формат</text:p>
          </table:table-cell>
          <table:table-cell table:style-name="Таблица5.C1" office:value-type="string">
            <text:p text:style-name="P16">Содержание</text:p>
          </table:table-cell>
        </table:table-row>
        <table:table-row>
          <table:table-cell table:style-name="Таблица5.A2" office:value-type="string">
            <text:p text:style-name="P16">_dmarc.ваш_домен.</text:p>
          </table:table-cell>
          <table:table-cell table:style-name="Таблица5.A2" office:value-type="string">
            <text:p text:style-name="P16">TXT</text:p>
          </table:table-cell>
          <table:table-cell table:style-name="Таблица5.C2" office:value-type="string">
            <text:p text:style-name="P16">v=DMARC1; p=reject; sp=reject; ruf=mailto:postmaster@your.tld; fo=1</text:p>
          </table:table-cell>
        </table:table-row>
      </table:table>
      <text:h text:style-name="Heading_20_3" text:outline-level="3"><text:soft-page-break/>Синтаксис DMARC</text:h>
      <text:p text:style-name="P10"><text:span text:style-name="T8">«v»</text:span><text:span text:style-name="T2"> — версия, всегда принимает значение </text:span><text:span text:style-name="T8">«v=DMARC1»</text:span><text:span text:style-name="T2"> (обязательный параметр);</text:span></text:p>
      <text:p text:style-name="P10"><text:span text:style-name="T8">«p»</text:span><text:span text:style-name="T2"> — правило для домена (обязательный параметр). Может принимать значения </text:span><text:span text:style-name="T8">«none»</text:span><text:span text:style-name="T2">, </text:span><text:span text:style-name="T8">«quarantine»</text:span><text:span text:style-name="T2"> и </text:span><text:span text:style-name="T8">«reject»</text:span><text:span text:style-name="T2">, где </text:span><text:span text:style-name="T8">«p=none»</text:span><text:span text:style-name="T2"> не делает ничего, кроме подготовки отчетов; </text:span><text:span text:style-name="T8">«p=quarantine»</text:span><text:span text:style-name="T2"> добавляет письмо в спам; </text:span><text:span text:style-name="T8">«p=reject»</text:span><text:span text:style-name="T2"> отклоняет письмо.</text:span></text:p>
      <text:p text:style-name="P10"><text:span text:style-name="T2">Тег </text:span><text:span text:style-name="T8">«sp»</text:span><text:span text:style-name="T2"> отвечает за субдомены и может принимать такие же значения, как и </text:span><text:span text:style-name="T8">«p»</text:span><text:span text:style-name="T2">.</text:span></text:p>
      <text:p text:style-name="P10"><text:span text:style-name="T8">«aspf»</text:span><text:span text:style-name="T2"> и </text:span><text:span text:style-name="T8">«adkim»</text:span><text:span text:style-name="T2"> позволяют проверять соответствие записям и могут принимать значения </text:span><text:span text:style-name="T8">«r»</text:span><text:span text:style-name="T2"> и </text:span><text:span text:style-name="T8">«s»</text:span><text:span text:style-name="T2">, где </text:span><text:span text:style-name="T8">«r»</text:span><text:span text:style-name="T2"> — </text:span><text:span text:style-name="T8">«relaxed»</text:span><text:span text:style-name="T2"> (более мягкая проверка), а </text:span><text:span text:style-name="T8">«s»</text:span><text:span text:style-name="T2"> — </text:span><text:span text:style-name="T8">«strict»</text:span><text:span text:style-name="T2"> (строгое соответствие).</text:span></text:p>
      <text:p text:style-name="P10"><text:span text:style-name="T8">«pct»</text:span><text:span text:style-name="T2"> отвечает за кол-во писем, подлежащих фильтрации, указывается в процентах, например, </text:span><text:span text:style-name="T8">«pct=20»</text:span><text:span text:style-name="T2"> будет фильтровать 20% писем.</text:span></text:p>
      <text:p text:style-name="P10"><text:span text:style-name="T8">«rua»</text:span><text:span text:style-name="T2"> — позволяет отправлять ежедневные отчеты на email, пример: </text:span><text:span text:style-name="T8">«rua=mailto:postmaster@your.tld»</text:span><text:span text:style-name="T2">, также можно указать несколько email через запятую без пробелов.</text:span></text:p>
      <text:p text:style-name="P10"><text:span text:style-name="T8">«ruf»</text:span><text:span text:style-name="T2"> — отчеты для писем, не прошедших проверку DMARC.</text:span></text:p>
      <text:p text:style-name="P12"><text:span text:style-name="T2">Тег </text:span><text:span text:style-name="T8">«fo»</text:span><text:span text:style-name="T2"> служит для генерации отчетов, если один из механизмов сломается. </text:span><text:span text:style-name="T8">«fo=0»</text:span><text:span text:style-name="T2"> (используется по умолчанию) — присылать отчет, если не пройден ни один этап аутентификации;</text:span></text:p>
      <text:p text:style-name="P12"><text:span text:style-name="T8">«fo=1»</text:span><text:span text:style-name="T2"> — присылать отчет, если не пройден хотя бы один этап аутентификации;</text:span></text:p>
      <text:p text:style-name="P12"><text:span text:style-name="T8">«fo=d»</text:span><text:span text:style-name="T2"> — присылать отчет, если не пройдена аутентификация DKIM;</text:span></text:p>
      <text:p text:style-name="P12"><text:span text:style-name="T8">«fo=s»</text:span><text:span text:style-name="T2"> — присылать отчет, если не пройдена аутентификация SPF.</text:span></text:p>
      <text:p text:style-name="P10"><text:span text:style-name="T2">Запись DMARC может быть одна для домена и поддоменов, т.к. в ней можно явно указать действия для тега </text:span><text:span text:style-name="T3">«sp»</text:span><text:span text:style-name="T2">. Если вам требуется специфическая запись для поддоменов, можно создать отдельную запись с наименованием </text:span><text:span text:style-name="T3">«</text:span><text:span text:style-name="T4">_dmarc.ваш_поддомен.ваш_домен.</text:span><text:span text:style-name="T3">»</text:span><text:span text:style-name="T2">.</text:span></text:p>
      <text:p text:style-name="P10"><text:span text:style-name="T2">Проверить DMARC можно </text:span><text:span text:style-name="T10">(https://dmarcian.com/dmarc-inspector/)</text:span><text:span text:style-name="T2">.</text:span></text:p>
      <text:p text:style-name="P10"><text:span text:style-name="T2">Надеюсь, что эта статья помогла вам разобраться в синтаксисе записей, и теперь вы с легкостью сможете написать ТЗ для системного администратора или программиста на внесение этих записей в DNS.</text:span></text:p>
      <text:p text:style-name="P10"><text:span text:style-name="T2">Использованные материалы и публикации:</text:span></text:p>
      <text:list xml:id="list667924296" text:style-name="L1">
        <text:list-item>
          <text:p text:style-name="P11"><text:span text:style-name="T2">«SPF-запись — проверяем валидность отправителя» </text:span><text:span text:style-name="T11">(http://muff.kiev.ua/content/spf-zapis-proveryaem-validnost-otpravitelya)</text:span></text:p>
        </text:list-item>
        <text:list-item>
          <text:p text:style-name="P11"><text:span text:style-name="T2">DKIM — это просто </text:span><text:span text:style-name="T11">(https://habrahabr.ru/post/106589/)</text:span></text:p>
        </text:list-item>
        <text:list-item>
          <text:p text:style-name="P11"><text:span text:style-name="T2">DomainKeys Identified Mail </text:span><text:span text:style-name="T11">(https://ru.wikipedia.org/wiki/DomainKeys_Identified_Mail)</text:span></text:p>
        </text:list-item>
        <text:list-item>
          <text:p text:style-name="P11"><text:span text:style-name="T2">Настройка DKIM/SPF/DMARC записей или защищаемся от спуфинга </text:span><text:span text:style-name="T11">(https://habrahabr.ru/post/322616/)</text:span></text:p>
        </text:list-item>
        <text:list-item>
          <text:p text:style-name="P11"><text:span text:style-name="T2">DKIM, SPF И PTR: как настроить почту, чтобы не попасть в спам </text:span><text:span text:style-name="T11">(https://elims.org.ua/blog/dkim-spf-i-ptr-kak-nastroit-pochtu-chtoby-ne-popast-v-spam/)</text:span></text:p>
        </text:list-item>
        <text:list-item>
          <text:p text:style-name="P11"><text:span text:style-name="T2">Настройка SPF, DKIM, DMARC, FBL </text:span><text:span text:style-name="T11">(https://help.mail.ru/developers/notes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6pt" style:font-name-asian="Noto Sans CJK SC" style:font-family-asian="'Noto Sans CJK SC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15%" fo:text-align="justify" style:justify-single-word="false" fo:text-indent="1cm" style:auto-text-indent="false"/>
      <style:text-properties fo:font-size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Marathi" style:font-family-complex="'Lohit Marath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Marathi" style:font-family-complex="'Lohit Marath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Marathi" style:font-family-complex="'Lohit Marathi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49cm" style:type="center"/>
          <style:tab-stop style:position="18.69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529cm" fo:margin-bottom="1.109cm" fo:margin-left="1.014cm" fo:margin-right="1.17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Native Numbering" text:select-page="current">4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 a</meta:initial-creator>
    <meta:creation-date>2022-11-05T16:51:46.675643282</meta:creation-date>
    <dc:date>2022-11-05T19:10:19.447300182</dc:date>
    <dc:creator>a  a</dc:creator>
    <meta:editing-duration>PT2H18M28S</meta:editing-duration>
    <meta:editing-cycles>12</meta:editing-cycles>
    <meta:generator>LibreOffice/6.2.8.2$Linux_x86 LibreOffice_project/f82ddfca21ebc1e222a662a32b25c0c9d20169ee</meta:generator>
    <meta:document-statistic meta:table-count="5" meta:image-count="0" meta:object-count="0" meta:page-count="4" meta:paragraph-count="107" meta:word-count="1116" meta:character-count="8642" meta:non-whitespace-character-count="7591"/>
  </office:meta>
</office:document-meta>
</file>